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1.616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561cm"/>
    </style:style>
    <style:style style:name="co7" style:family="table-column">
      <style:table-column-properties fo:break-before="auto" style:column-width="1.50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097cm"/>
    </style:style>
    <style:style style:name="co10" style:family="table-column">
      <style:table-column-properties fo:break-before="auto" style:column-width="0.933cm"/>
    </style:style>
    <style:style style:name="co11" style:family="table-column">
      <style:table-column-properties fo:break-before="auto" style:column-width="1.342cm"/>
    </style:style>
    <style:style style:name="co12" style:family="table-column">
      <style:table-column-properties fo:break-before="auto" style:column-width="0.907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1.806cm"/>
    </style:style>
    <style:style style:name="co16" style:family="table-column">
      <style:table-column-properties fo:break-before="auto" style:column-width="2.051cm"/>
    </style:style>
    <style:style style:name="co17" style:family="table-column">
      <style:table-column-properties fo:break-before="auto" style:column-width="2.214cm"/>
    </style:style>
    <style:style style:name="co18" style:family="table-column">
      <style:table-column-properties fo:break-before="auto" style:column-width="1.697cm"/>
    </style:style>
    <style:style style:name="co19" style:family="table-column">
      <style:table-column-properties fo:break-before="auto" style:column-width="1.478cm"/>
    </style:style>
    <style:style style:name="co20" style:family="table-column">
      <style:table-column-properties fo:break-before="auto" style:column-width="1.1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89cm" fo:break-before="auto" style:use-optimal-row-height="true"/>
    </style:style>
    <style:style style:name="ro6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5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5">
      <style:table-cell-properties fo:background-color="#ffd320"/>
    </style:style>
    <style:style style:name="T1" style:family="text">
      <style:text-properties style:font-name="Times New Roman" fo:font-size="12pt" fo:language="en" fo:country="US" fo:font-style="normal" fo:font-weight="bold" style:language-asian="en" style:country-asian="US" style:font-size-complex="6.80000019073486pt" style:font-weight-complex="bold"/>
    </style:style>
    <style:style style:name="T2" style:family="text">
      <style:text-properties style:font-name="Times New Roman" fo:font-size="12pt"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table table:name="info" table:style-name="ta1" table:print="false"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 office:value-type="string">
            <text:p>Data from WHO</text:p>
          </table:table-cell>
          <table:table-cell table:style-name="Default"/>
          <table:table-cell office:value-type="string">
            <text:p>http://www.who.int/healthinfo/statistics/mortality_rawdata/en/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>
            <text:p>country:</text:p>
          </table:table-cell>
          <table:table-cell table:style-name="ce6" office:value-type="string">
            <text:p>Ecuador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 office:value-type="string">
            <text:p>year:</text:p>
          </table:table-cell>
          <table:table-cell table:style-name="Default" office:value-type="float" office:value="1967">
            <text:p>1967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3">
          <table:table-cell/>
          <table:table-cell table:style-name="ce1" office:value-type="string">
            <text:p><text:span text:style-name="T1">Data layout</text:span><text:span text:style-name="T2"> </text:span>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/>
          <table:table-cell table:style-name="ce2"/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/>
          <table:table-cell table:style-name="ce3" office:value-type="string">
            <text:p>For files MortIcd7.zip, MortIcd8.zip, MortIcd9.zip and MortIcd10.zip, the layout for each line of data is as follows: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/>
          <table:table-cell table:style-name="ce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4" office:value-type="string">
            <text:p>Column name</text:p>
          </table:table-cell>
          <table:table-cell table:style-name="ce7" office:value-type="string">
            <text:p>Content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Country</text:p>
          </table:table-cell>
          <table:table-cell office:value-type="string">
            <text:p>Country code – see file “Country_codes.zip”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Admin1</text:p>
          </table:table-cell>
          <table:table-cell office:value-type="string">
            <text:p>Specified region/Category pertinent to each country– see Annex Table 2 below. <text:s/>If both fields 'Admin1' and 'Subdiv' are blank, data reported refer to the country.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Subdiv</text:p>
          </table:table-cell>
          <table:table-cell office:value-type="string">
            <text:p>Category of data – see Annex Table 2 below. <text:s/>If both fields 'Admin1' and 'Subdiv' are blank, data reported refer to the country.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Year</text:p>
          </table:table-cell>
          <table:table-cell office:value-type="string">
            <text:p>Year to which data refer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List of ICD revision used – see Annex Table 2 below.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Cause</text:p>
          </table:table-cell>
          <table:table-cell office:value-type="string">
            <text:p>Cause of death – For details consult Part 2 below or ICD publications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Sex</text:p>
          </table:table-cell>
          <table:table-cell office:value-type="string">
            <text:p>1 male, 2 female and 9 sex unspecified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Frmat</text:p>
          </table:table-cell>
          <table:table-cell office:value-type="string">
            <text:p>Age-group format for breakdown of deaths at 0-95+ yrs – see Annex Table 1 below for details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IM_Frmat</text:p>
          </table:table-cell>
          <table:table-cell office:value-type="string">
            <text:p>Age format for breakdown of infant deaths (0 year) – see Annex Table 1 below for details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Deaths1</text:p>
          </table:table-cell>
          <table:table-cell office:value-type="string">
            <text:p>Deaths at all ages</text:p>
          </table:table-cell>
          <table:table-cell/>
          <table:table-cell office:value-type="string">
            <text:p>Pop1</text:p>
          </table:table-cell>
          <table:table-cell office:value-type="string">
            <text:p>Population at all ages</text:p>
          </table:table-cell>
        </table:table-row>
        <table:table-row table:style-name="ro1">
          <table:table-cell/>
          <table:table-cell office:value-type="string">
            <text:p>Deaths2</text:p>
          </table:table-cell>
          <table:table-cell office:value-type="string">
            <text:p>Deaths at age 0 year</text:p>
          </table:table-cell>
          <table:table-cell/>
          <table:table-cell office:value-type="string">
            <text:p>Pop2</text:p>
          </table:table-cell>
          <table:table-cell office:value-type="string">
            <text:p>Population at age 0 year</text:p>
          </table:table-cell>
        </table:table-row>
        <table:table-row table:style-name="ro1">
          <table:table-cell/>
          <table:table-cell office:value-type="string">
            <text:p>Deaths3</text:p>
          </table:table-cell>
          <table:table-cell office:value-type="string">
            <text:p>Deaths at age 1 year</text:p>
          </table:table-cell>
          <table:table-cell/>
          <table:table-cell office:value-type="string">
            <text:p>Pop3</text:p>
          </table:table-cell>
          <table:table-cell office:value-type="string">
            <text:p>Population at age1 year</text:p>
          </table:table-cell>
        </table:table-row>
        <table:table-row table:style-name="ro1">
          <table:table-cell/>
          <table:table-cell office:value-type="string">
            <text:p>Deaths4</text:p>
          </table:table-cell>
          <table:table-cell office:value-type="string">
            <text:p>Deaths at age 2 years</text:p>
          </table:table-cell>
          <table:table-cell/>
          <table:table-cell office:value-type="string">
            <text:p>Pop4</text:p>
          </table:table-cell>
          <table:table-cell office:value-type="string">
            <text:p>Population at age 2 years</text:p>
          </table:table-cell>
        </table:table-row>
        <table:table-row table:style-name="ro1">
          <table:table-cell/>
          <table:table-cell office:value-type="string">
            <text:p>Deaths5</text:p>
          </table:table-cell>
          <table:table-cell office:value-type="string">
            <text:p>Deaths at age 3 years</text:p>
          </table:table-cell>
          <table:table-cell/>
          <table:table-cell office:value-type="string">
            <text:p>Pop5</text:p>
          </table:table-cell>
          <table:table-cell office:value-type="string">
            <text:p>Population at age 3 years</text:p>
          </table:table-cell>
        </table:table-row>
        <table:table-row table:style-name="ro1">
          <table:table-cell/>
          <table:table-cell office:value-type="string">
            <text:p>Deaths6</text:p>
          </table:table-cell>
          <table:table-cell office:value-type="string">
            <text:p>Deaths at age 4 years</text:p>
          </table:table-cell>
          <table:table-cell/>
          <table:table-cell office:value-type="string">
            <text:p>Pop6</text:p>
          </table:table-cell>
          <table:table-cell office:value-type="string">
            <text:p>Population at age 4 years</text:p>
          </table:table-cell>
        </table:table-row>
        <table:table-row table:style-name="ro1">
          <table:table-cell/>
          <table:table-cell office:value-type="string">
            <text:p>Deaths7</text:p>
          </table:table-cell>
          <table:table-cell office:value-type="string">
            <text:p>Deaths at age 5-9 years</text:p>
          </table:table-cell>
          <table:table-cell/>
          <table:table-cell office:value-type="string">
            <text:p>Pop7</text:p>
          </table:table-cell>
          <table:table-cell office:value-type="string">
            <text:p>Population at age 5-9 years</text:p>
          </table:table-cell>
        </table:table-row>
        <table:table-row table:style-name="ro1">
          <table:table-cell/>
          <table:table-cell office:value-type="string">
            <text:p>Deaths8</text:p>
          </table:table-cell>
          <table:table-cell office:value-type="string">
            <text:p>Deaths at age 10-14 years</text:p>
          </table:table-cell>
          <table:table-cell/>
          <table:table-cell office:value-type="string">
            <text:p>Pop8</text:p>
          </table:table-cell>
          <table:table-cell office:value-type="string">
            <text:p>Population at age 10-14 years</text:p>
          </table:table-cell>
        </table:table-row>
        <table:table-row table:style-name="ro1">
          <table:table-cell/>
          <table:table-cell office:value-type="string">
            <text:p>Deaths9</text:p>
          </table:table-cell>
          <table:table-cell office:value-type="string">
            <text:p>Deaths at age 15-19 years</text:p>
          </table:table-cell>
          <table:table-cell/>
          <table:table-cell office:value-type="string">
            <text:p>Pop9</text:p>
          </table:table-cell>
          <table:table-cell office:value-type="string">
            <text:p>Population at age 15-19 years</text:p>
          </table:table-cell>
        </table:table-row>
        <table:table-row table:style-name="ro1">
          <table:table-cell/>
          <table:table-cell office:value-type="string">
            <text:p>Deaths10</text:p>
          </table:table-cell>
          <table:table-cell office:value-type="string">
            <text:p>Deaths at age 20-24 years</text:p>
          </table:table-cell>
          <table:table-cell/>
          <table:table-cell office:value-type="string">
            <text:p>Pop10</text:p>
          </table:table-cell>
          <table:table-cell office:value-type="string">
            <text:p>Population at age 20-24 years</text:p>
          </table:table-cell>
        </table:table-row>
        <table:table-row table:style-name="ro1">
          <table:table-cell/>
          <table:table-cell office:value-type="string">
            <text:p>Deaths11</text:p>
          </table:table-cell>
          <table:table-cell office:value-type="string">
            <text:p>Deaths at age 25-29 years</text:p>
          </table:table-cell>
          <table:table-cell/>
          <table:table-cell office:value-type="string">
            <text:p>Pop11</text:p>
          </table:table-cell>
          <table:table-cell office:value-type="string">
            <text:p>Population at age 25-29 years</text:p>
          </table:table-cell>
        </table:table-row>
        <table:table-row table:style-name="ro1">
          <table:table-cell/>
          <table:table-cell office:value-type="string">
            <text:p>Deaths12</text:p>
          </table:table-cell>
          <table:table-cell office:value-type="string">
            <text:p>Deaths at age 30-34 years</text:p>
          </table:table-cell>
          <table:table-cell/>
          <table:table-cell office:value-type="string">
            <text:p>Pop12</text:p>
          </table:table-cell>
          <table:table-cell office:value-type="string">
            <text:p>Population at age 30-34 years</text:p>
          </table:table-cell>
        </table:table-row>
        <table:table-row table:style-name="ro1">
          <table:table-cell/>
          <table:table-cell office:value-type="string">
            <text:p>Deaths13</text:p>
          </table:table-cell>
          <table:table-cell office:value-type="string">
            <text:p>Deaths at age 35-39 years</text:p>
          </table:table-cell>
          <table:table-cell/>
          <table:table-cell office:value-type="string">
            <text:p>Pop13</text:p>
          </table:table-cell>
          <table:table-cell office:value-type="string">
            <text:p>Population at age 35-39 years</text:p>
          </table:table-cell>
        </table:table-row>
        <table:table-row table:style-name="ro1">
          <table:table-cell/>
          <table:table-cell office:value-type="string">
            <text:p>Deaths14</text:p>
          </table:table-cell>
          <table:table-cell office:value-type="string">
            <text:p>Deaths at age 40-44 years</text:p>
          </table:table-cell>
          <table:table-cell/>
          <table:table-cell office:value-type="string">
            <text:p>Pop14</text:p>
          </table:table-cell>
          <table:table-cell office:value-type="string">
            <text:p>Population at age 40-44 years</text:p>
          </table:table-cell>
        </table:table-row>
        <table:table-row table:style-name="ro1">
          <table:table-cell/>
          <table:table-cell office:value-type="string">
            <text:p>Deaths15</text:p>
          </table:table-cell>
          <table:table-cell office:value-type="string">
            <text:p>Deaths at age 45-49 years</text:p>
          </table:table-cell>
          <table:table-cell/>
          <table:table-cell office:value-type="string">
            <text:p>Pop15</text:p>
          </table:table-cell>
          <table:table-cell office:value-type="string">
            <text:p>Population at age 45-49 years</text:p>
          </table:table-cell>
        </table:table-row>
        <table:table-row table:style-name="ro1">
          <table:table-cell/>
          <table:table-cell office:value-type="string">
            <text:p>Deaths16</text:p>
          </table:table-cell>
          <table:table-cell office:value-type="string">
            <text:p>Deaths at age 50-54 years</text:p>
          </table:table-cell>
          <table:table-cell/>
          <table:table-cell office:value-type="string">
            <text:p>Pop16</text:p>
          </table:table-cell>
          <table:table-cell office:value-type="string">
            <text:p>Population at age 50-54 years</text:p>
          </table:table-cell>
        </table:table-row>
        <table:table-row table:style-name="ro1">
          <table:table-cell/>
          <table:table-cell office:value-type="string">
            <text:p>Deaths17</text:p>
          </table:table-cell>
          <table:table-cell office:value-type="string">
            <text:p>Deaths at age 55-59 years</text:p>
          </table:table-cell>
          <table:table-cell/>
          <table:table-cell office:value-type="string">
            <text:p>Pop17</text:p>
          </table:table-cell>
          <table:table-cell office:value-type="string">
            <text:p>Population at age 55-59 years</text:p>
          </table:table-cell>
        </table:table-row>
        <table:table-row table:style-name="ro1">
          <table:table-cell/>
          <table:table-cell office:value-type="string">
            <text:p>Deaths18</text:p>
          </table:table-cell>
          <table:table-cell office:value-type="string">
            <text:p>Deaths at age 60-64 years</text:p>
          </table:table-cell>
          <table:table-cell/>
          <table:table-cell office:value-type="string">
            <text:p>Pop18</text:p>
          </table:table-cell>
          <table:table-cell office:value-type="string">
            <text:p>Population at age 60-64 years</text:p>
          </table:table-cell>
        </table:table-row>
        <table:table-row table:style-name="ro1">
          <table:table-cell/>
          <table:table-cell office:value-type="string">
            <text:p>Deaths19</text:p>
          </table:table-cell>
          <table:table-cell office:value-type="string">
            <text:p>Deaths at age 65-69 years</text:p>
          </table:table-cell>
          <table:table-cell/>
          <table:table-cell office:value-type="string">
            <text:p>Pop19</text:p>
          </table:table-cell>
          <table:table-cell office:value-type="string">
            <text:p>Population at age 65-69 years</text:p>
          </table:table-cell>
        </table:table-row>
        <table:table-row table:style-name="ro1">
          <table:table-cell/>
          <table:table-cell office:value-type="string">
            <text:p>Deaths20</text:p>
          </table:table-cell>
          <table:table-cell office:value-type="string">
            <text:p>Deaths at age 70-74 years</text:p>
          </table:table-cell>
          <table:table-cell/>
          <table:table-cell office:value-type="string">
            <text:p>Pop20</text:p>
          </table:table-cell>
          <table:table-cell office:value-type="string">
            <text:p>Population at age 70-74 years</text:p>
          </table:table-cell>
        </table:table-row>
        <table:table-row table:style-name="ro1">
          <table:table-cell/>
          <table:table-cell office:value-type="string">
            <text:p>Deaths21</text:p>
          </table:table-cell>
          <table:table-cell office:value-type="string">
            <text:p>Deaths at age 75-79 years</text:p>
          </table:table-cell>
          <table:table-cell/>
          <table:table-cell office:value-type="string">
            <text:p>Pop21</text:p>
          </table:table-cell>
          <table:table-cell office:value-type="string">
            <text:p>Population at age 75-79 years</text:p>
          </table:table-cell>
        </table:table-row>
        <table:table-row table:style-name="ro1">
          <table:table-cell/>
          <table:table-cell office:value-type="string">
            <text:p>Deaths22</text:p>
          </table:table-cell>
          <table:table-cell office:value-type="string">
            <text:p>Deaths at age 80-84 years</text:p>
          </table:table-cell>
          <table:table-cell/>
          <table:table-cell office:value-type="string">
            <text:p>Pop22</text:p>
          </table:table-cell>
          <table:table-cell office:value-type="string">
            <text:p>Population at age 80-84 years</text:p>
          </table:table-cell>
        </table:table-row>
        <table:table-row table:style-name="ro1">
          <table:table-cell/>
          <table:table-cell office:value-type="string">
            <text:p>Deaths23</text:p>
          </table:table-cell>
          <table:table-cell office:value-type="string">
            <text:p>Deaths at age 85-89 years</text:p>
          </table:table-cell>
          <table:table-cell/>
          <table:table-cell office:value-type="string">
            <text:p>Pop23</text:p>
          </table:table-cell>
          <table:table-cell office:value-type="string">
            <text:p>Population at age 85-89 years</text:p>
          </table:table-cell>
        </table:table-row>
        <table:table-row table:style-name="ro1">
          <table:table-cell/>
          <table:table-cell office:value-type="string">
            <text:p>Deaths24</text:p>
          </table:table-cell>
          <table:table-cell office:value-type="string">
            <text:p>Deaths at age 90-94 years</text:p>
          </table:table-cell>
          <table:table-cell/>
          <table:table-cell office:value-type="string">
            <text:p>Pop24</text:p>
          </table:table-cell>
          <table:table-cell office:value-type="string">
            <text:p>Population at age 90-94 years</text:p>
          </table:table-cell>
        </table:table-row>
        <table:table-row table:style-name="ro1">
          <table:table-cell/>
          <table:table-cell office:value-type="string">
            <text:p>Deaths25</text:p>
          </table:table-cell>
          <table:table-cell office:value-type="string">
            <text:p>Deaths at age 95 years and above </text:p>
          </table:table-cell>
          <table:table-cell/>
          <table:table-cell office:value-type="string">
            <text:p>Pop25</text:p>
          </table:table-cell>
          <table:table-cell office:value-type="string">
            <text:p>Population at age 95 years and over </text:p>
          </table:table-cell>
        </table:table-row>
        <table:table-row table:style-name="ro1">
          <table:table-cell/>
          <table:table-cell office:value-type="string">
            <text:p>Deaths26</text:p>
          </table:table-cell>
          <table:table-cell office:value-type="string">
            <text:p>Deaths at age unspecified </text:p>
          </table:table-cell>
          <table:table-cell/>
          <table:table-cell office:value-type="string">
            <text:p>Pop26</text:p>
          </table:table-cell>
          <table:table-cell office:value-type="string">
            <text:p>Population at age unspecified</text:p>
          </table:table-cell>
        </table:table-row>
        <table:table-row table:style-name="ro1">
          <table:table-cell/>
          <table:table-cell office:value-type="string">
            <text:p>IM_deaths1</text:p>
          </table:table-cell>
          <table:table-cell office:value-type="string">
            <text:p>Infant deaths at age 0 day</text:p>
          </table:table-cell>
          <table:table-cell/>
          <table:table-cell office:value-type="string">
            <text:p>Lb</text:p>
          </table:table-cell>
          <table:table-cell office:value-type="string">
            <text:p>Live births</text:p>
          </table:table-cell>
        </table:table-row>
        <table:table-row table:style-name="ro1">
          <table:table-cell/>
          <table:table-cell office:value-type="string">
            <text:p>IM_deaths2</text:p>
          </table:table-cell>
          <table:table-cell office:value-type="string">
            <text:p>Infant deaths at age 1-6 days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IM_deaths3</text:p>
          </table:table-cell>
          <table:table-cell office:value-type="string">
            <text:p>Infant deaths at age 7-27 days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IM_deaths4</text:p>
          </table:table-cell>
          <table:table-cell office:value-type="string">
            <text:p>Infant deaths at age 28-364 days</text:p>
          </table:table-cell>
          <table:table-cell/>
          <table:table-cell table:style-name="Default" table:number-columns-repeated="2"/>
        </table:table-row>
      </table:table>
      <table:table table:name="aggregate_data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2"/>
        </table:table-row>
        <table:table-row table:style-name="ro2">
          <table:table-cell office:value-type="string">
            <text:p>ages</text:p>
          </table:table-cell>
          <table:table-cell office:value-type="string">
            <text:p># pop</text:p>
          </table:table-cell>
          <table:table-cell office:value-type="string">
            <text:p># deaths (normal)</text:p>
          </table:table-cell>
          <table:table-cell table:number-columns-repeated="2"/>
          <table:table-cell office:value-type="string">
            <text:p>aggr age cohorts</text:p>
          </table:table-cell>
          <table:table-cell table:number-columns-repeated="2"/>
          <table:table-cell table:style-name="ce10" office:value-type="string">
            <text:p># deaths</text:p>
          </table:table-cell>
          <table:table-cell/>
          <table:table-cell table:style-name="ce10" office:value-type="string">
            <text:p># pop</text:p>
          </table:table-cell>
          <table:table-cell office:value-type="string">
            <text:p>avg death r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00000">
            <text:p>5400000</text:p>
          </table:table-cell>
          <table:table-cell office:value-type="float" office:value="58317">
            <text:p>58317</text:p>
          </table:table-cell>
          <table:table-cell table:formula="of:=SUM([.C3:.C8])/SUM([.B3:.B8])" office:value-type="float" office:value="0.0139887710348689">
            <text:p>0,014</text:p>
          </table:table-cell>
          <table:table-cell/>
          <table:table-cell office:value-type="float" office:value="0">
            <text:p>0</text:p>
          </table:table-cell>
          <table:table-cell table:style-name="ce10" table:formula="of:=&quot;&gt;=&quot; &amp; [.F3]" office:value-type="string" office:string-value="&gt;=0">
            <text:p>&gt;=0</text:p>
          </table:table-cell>
          <table:table-cell table:formula="of:=SUMIF([.$A$3:.$A$27]; [.$G3];[.$C$3:.$C$27])" office:value-type="float" office:value="116111">
            <text:p>116111</text:p>
          </table:table-cell>
          <table:table-cell table:formula="of:=[.H3]-[.H4]" office:value-type="float" office:value="93034">
            <text:p>93034</text:p>
          </table:table-cell>
          <table:table-cell table:formula="of:=SUMIF([.$A$3:.$A$27]; [.$G3];[.$B$3:.$B$27])" office:value-type="float" office:value="10800100">
            <text:p>10800100</text:p>
          </table:table-cell>
          <table:table-cell table:formula="of:=[.J3]-[.J4]" office:value-type="float" office:value="7279600">
            <text:p>7279600</text:p>
          </table:table-cell>
          <table:table-cell table:style-name="ce9" table:formula="of:=[.I3]/[.K3]" office:value-type="float" office:value="0.0127800978075718">
            <text:p>0,0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000">
            <text:p>227000</text:p>
          </table:table-cell>
          <table:table-cell office:value-type="float" office:value="19425">
            <text:p>19425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0" table:formula="of:=&quot;&gt;=&quot; &amp; [.F4]" office:value-type="string" office:string-value="&gt;=14">
            <text:p>&gt;=14</text:p>
          </table:table-cell>
          <table:table-cell table:formula="of:=SUMIF([.$A$3:.$A$27]; [.$G4];[.$C$3:.$C$27])" office:value-type="float" office:value="23077">
            <text:p>23077</text:p>
          </table:table-cell>
          <table:table-cell table:formula="of:=[.H4]-[.H5]" office:value-type="float" office:value="0">
            <text:p>0</text:p>
          </table:table-cell>
          <table:table-cell table:formula="of:=SUMIF([.$A$3:.$A$27]; [.$G4];[.$B$3:.$B$27])" office:value-type="float" office:value="3520500">
            <text:p>3520500</text:p>
          </table:table-cell>
          <table:table-cell table:formula="of:=[.J4]-[.J5]" office:value-type="float" office:value="693800">
            <text:p>693800</text:p>
          </table:table-cell>
          <table:table-cell table:style-name="ce11" office:value-type="float" office:value="0.002">
            <text:p>0,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2800">
            <text:p>802800</text:p>
          </table:table-cell>
          <table:table-cell office:value-type="float" office:value="12203">
            <text:p>12203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10" table:formula="of:=&quot;&gt;=&quot; &amp; [.F5]" office:value-type="string" office:string-value="&gt;=18">
            <text:p>&gt;=18</text:p>
          </table:table-cell>
          <table:table-cell table:formula="of:=SUMIF([.$A$3:.$A$27]; [.$G5];[.$C$3:.$C$27])" office:value-type="float" office:value="23077">
            <text:p>23077</text:p>
          </table:table-cell>
          <table:table-cell table:formula="of:=[.H5]-[.H6]" office:value-type="float" office:value="2158">
            <text:p>2158</text:p>
          </table:table-cell>
          <table:table-cell table:formula="of:=SUMIF([.$A$3:.$A$27]; [.$G5];[.$B$3:.$B$27])" office:value-type="float" office:value="2826700">
            <text:p>2826700</text:p>
          </table:table-cell>
          <table:table-cell table:formula="of:=[.J5]-[.J6]" office:value-type="float" office:value="984300">
            <text:p>984300</text:p>
          </table:table-cell>
          <table:table-cell table:style-name="ce9" table:formula="of:=[.I5]/[.K5]" office:value-type="float" office:value="0.00219242100985472">
            <text:p>0,00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 table:style-name="ce10" table:formula="of:=&quot;&gt;=&quot; &amp; [.F6]" office:value-type="string" office:string-value="&gt;=26">
            <text:p>&gt;=26</text:p>
          </table:table-cell>
          <table:table-cell table:formula="of:=SUMIF([.$A$3:.$A$27]; [.$G6];[.$C$3:.$C$27])" office:value-type="float" office:value="20919">
            <text:p>20919</text:p>
          </table:table-cell>
          <table:table-cell table:formula="of:=[.H6]-[.H7]" office:value-type="float" office:value="2289">
            <text:p>2289</text:p>
          </table:table-cell>
          <table:table-cell table:formula="of:=SUMIF([.$A$3:.$A$27]; [.$G6];[.$B$3:.$B$27])" office:value-type="float" office:value="1842400">
            <text:p>1842400</text:p>
          </table:table-cell>
          <table:table-cell table:formula="of:=[.J6]-[.J7]" office:value-type="float" office:value="358600">
            <text:p>358600</text:p>
          </table:table-cell>
          <table:table-cell table:style-name="ce11" office:value-type="float" office:value="0.004">
            <text:p>0,00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31">
            <text:p>31</text:p>
          </table:table-cell>
          <table:table-cell table:style-name="ce10" table:formula="of:=&quot;&gt;=&quot; &amp; [.F7]" office:value-type="string" office:string-value="&gt;=31">
            <text:p>&gt;=31</text:p>
          </table:table-cell>
          <table:table-cell table:formula="of:=SUMIF([.$A$3:.$A$27]; [.$G7];[.$C$3:.$C$27])" office:value-type="float" office:value="18630">
            <text:p>18630</text:p>
          </table:table-cell>
          <table:table-cell table:formula="of:=[.H7]-[.H8]" office:value-type="float" office:value="2467">
            <text:p>2467</text:p>
          </table:table-cell>
          <table:table-cell table:formula="of:=SUMIF([.$A$3:.$A$27]; [.$G7];[.$B$3:.$B$27])" office:value-type="float" office:value="1483800">
            <text:p>1483800</text:p>
          </table:table-cell>
          <table:table-cell table:formula="of:=[.J7]-[.J8]" office:value-type="float" office:value="567000">
            <text:p>567000</text:p>
          </table:table-cell>
          <table:table-cell table:style-name="ce9" table:formula="of:=[.I7]/[.K7]" office:value-type="float" office:value="0.00435097001763668">
            <text:p>0,00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10" table:formula="of:=&quot;&gt;=&quot; &amp; [.F8]" office:value-type="string" office:string-value="&gt;=41">
            <text:p>&gt;=41</text:p>
          </table:table-cell>
          <table:table-cell table:formula="of:=SUMIF([.$A$3:.$A$27]; [.$G8];[.$C$3:.$C$27])" office:value-type="float" office:value="16163">
            <text:p>16163</text:p>
          </table:table-cell>
          <table:table-cell table:formula="of:=[.H8]-[.H9]" office:value-type="float" office:value="2540">
            <text:p>2540</text:p>
          </table:table-cell>
          <table:table-cell table:formula="of:=SUMIF([.$A$3:.$A$27]; [.$G8];[.$B$3:.$B$27])" office:value-type="float" office:value="916800">
            <text:p>916800</text:p>
          </table:table-cell>
          <table:table-cell table:formula="of:=[.J8]-[.J9]" office:value-type="float" office:value="404000">
            <text:p>404000</text:p>
          </table:table-cell>
          <table:table-cell table:style-name="ce9" table:formula="of:=[.I8]/[.K8]" office:value-type="float" office:value="0.00628712871287129">
            <text:p>0,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49800">
            <text:p>849800</text:p>
          </table:table-cell>
          <table:table-cell office:value-type="float" office:value="3089">
            <text:p>3089</text:p>
          </table:table-cell>
          <table:table-cell table:formula="of:=SUM([.C9:.C12])/SUM([.B9:.B12])" office:value-type="float" office:value="0.00207563590331896">
            <text:p>0,002</text:p>
          </table:table-cell>
          <table:table-cell/>
          <table:table-cell office:value-type="float" office:value="51">
            <text:p>51</text:p>
          </table:table-cell>
          <table:table-cell table:style-name="ce10" table:formula="of:=&quot;&gt;=&quot; &amp; [.F9]" office:value-type="string" office:string-value="&gt;=51">
            <text:p>&gt;=51</text:p>
          </table:table-cell>
          <table:table-cell table:formula="of:=SUMIF([.$A$3:.$A$27]; [.$G9];[.$C$3:.$C$27])" office:value-type="float" office:value="13623">
            <text:p>13623</text:p>
          </table:table-cell>
          <table:table-cell table:formula="of:=[.H9]-[.H10]" office:value-type="float" office:value="3121">
            <text:p>3121</text:p>
          </table:table-cell>
          <table:table-cell table:formula="of:=SUMIF([.$A$3:.$A$27]; [.$G9];[.$B$3:.$B$27])" office:value-type="float" office:value="512800">
            <text:p>512800</text:p>
          </table:table-cell>
          <table:table-cell table:formula="of:=[.J9]-[.J10]" office:value-type="float" office:value="266400">
            <text:p>266400</text:p>
          </table:table-cell>
          <table:table-cell table:style-name="ce9" table:formula="of:=[.I9]/[.K9]" office:value-type="float" office:value="0.0117154654654655">
            <text:p>0,0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3800">
            <text:p>6938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1">
            <text:p>61</text:p>
          </table:table-cell>
          <table:table-cell table:style-name="ce10" table:formula="of:=&quot;&gt;=&quot; &amp; [.F10]" office:value-type="string" office:string-value="&gt;=61">
            <text:p>&gt;=61</text:p>
          </table:table-cell>
          <table:table-cell table:formula="of:=SUMIF([.$A$3:.$A$27]; [.$G10];[.$C$3:.$C$27])" office:value-type="float" office:value="10502">
            <text:p>10502</text:p>
          </table:table-cell>
          <table:table-cell table:formula="of:=[.H10]-[.H11]" office:value-type="float" office:value="3562">
            <text:p>3562</text:p>
          </table:table-cell>
          <table:table-cell table:formula="of:=SUMIF([.$A$3:.$A$27]; [.$G10];[.$B$3:.$B$27])" office:value-type="float" office:value="246400">
            <text:p>246400</text:p>
          </table:table-cell>
          <table:table-cell table:formula="of:=[.J10]-[.J11]" office:value-type="float" office:value="148600">
            <text:p>148600</text:p>
          </table:table-cell>
          <table:table-cell table:style-name="ce9" table:formula="of:=[.I10]/[.K10]" office:value-type="float" office:value="0.0239703903095559">
            <text:p>0,02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9100">
            <text:p>549100</text:p>
          </table:table-cell>
          <table:table-cell office:value-type="float" office:value="2158">
            <text:p>2158</text:p>
          </table:table-cell>
          <table:table-cell table:formula="of:=SUM([.C11:.C14])/SUM([.B11:.B14])" office:value-type="float" office:value="0.00269760388231726">
            <text:p>0,003</text:p>
          </table:table-cell>
          <table:table-cell/>
          <table:table-cell office:value-type="float" office:value="71">
            <text:p>71</text:p>
          </table:table-cell>
          <table:table-cell table:style-name="ce10" table:formula="of:=&quot;&gt;=&quot; &amp; [.F11]" office:value-type="string" office:string-value="&gt;=71">
            <text:p>&gt;=71</text:p>
          </table:table-cell>
          <table:table-cell table:formula="of:=SUMIF([.$A$3:.$A$27]; [.$G11];[.$C$3:.$C$27])" office:value-type="float" office:value="6940">
            <text:p>6940</text:p>
          </table:table-cell>
          <table:table-cell table:formula="of:=[.H11]-[.H12]" office:value-type="float" office:value="6940">
            <text:p>6940</text:p>
          </table:table-cell>
          <table:table-cell table:formula="of:=SUMIF([.$A$3:.$A$27]; [.$G11];[.$B$3:.$B$27])" office:value-type="float" office:value="97800">
            <text:p>97800</text:p>
          </table:table-cell>
          <table:table-cell table:formula="of:=[.J11]-[.J12]" office:value-type="float" office:value="97800">
            <text:p>97800</text:p>
          </table:table-cell>
          <table:table-cell table:style-name="ce9" table:formula="of:=[.I11]/[.K11]" office:value-type="float" office:value="0.070961145194274">
            <text:p>0,07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35200">
            <text:p>435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1">
            <text:p>81</text:p>
          </table:table-cell>
          <table:table-cell table:style-name="ce10" table:formula="of:=&quot;&gt;=&quot; &amp; [.F12]" office:value-type="string" office:string-value="&gt;=81">
            <text:p>&gt;=81</text:p>
          </table:table-cell>
          <table:table-cell table:formula="of:=SUMIF([.$A$3:.$A$27]; [.$G12];[.$C$3:.$C$27])" office:value-type="float" office:value="0">
            <text:p>0</text:p>
          </table:table-cell>
          <table:table-cell table:formula="of:=[.H12]-[.H13]" office:value-type="float" office:value="0">
            <text:p>0</text:p>
          </table:table-cell>
          <table:table-cell table:formula="of:=SUMIF([.$A$3:.$A$27]; [.$G12];[.$B$3:.$B$27])" office:value-type="float" office:value="0">
            <text:p>0</text:p>
          </table:table-cell>
          <table:table-cell table:formula="of:=[.J12]-[.J13]" office:value-type="float" office:value="0">
            <text:p>0</text:p>
          </table:table-cell>
          <table:table-cell table:style-name="ce11" office:value-type="float" office:value="0.12">
            <text:p>0,12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8600">
            <text:p>358600</text:p>
          </table:table-cell>
          <table:table-cell office:value-type="float" office:value="2289">
            <text:p>2289</text:p>
          </table:table-cell>
          <table:table-cell table:formula="of:=SUM([.C13:.C16])/SUM([.B13:.B16])" office:value-type="float" office:value="0.00414827736589621">
            <text:p>0,004</text:p>
          </table:table-cell>
          <table:table-cell/>
          <table:table-cell office:value-type="float" office:value="999">
            <text:p>999</text:p>
          </table:table-cell>
          <table:table-cell table:style-name="ce10" table:formula="of:=&quot;&gt;=&quot; &amp; [.F13]" office:value-type="string" office:string-value="&gt;=999">
            <text:p>&gt;=999</text:p>
          </table:table-cell>
          <table:table-cell table:formula="of:=SUMIF([.$A$3:.$A$27]; [.$G13];[.$C$3:.$C$27])" office:value-type="float" office:value="0">
            <text:p>0</text:p>
          </table:table-cell>
          <table:table-cell table:formula="of:=[.H13]-[.H14]" office:value-type="float" office:value="0">
            <text:p>0</text:p>
          </table:table-cell>
          <table:table-cell table:formula="of:=SUMIF([.$A$3:.$A$27]; [.$G13];[.$B$3:.$B$27])" office:value-type="float" office:value="0">
            <text:p>0</text:p>
          </table:table-cell>
          <table:table-cell table:formula="of:=[.J13]-[.J1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05600">
            <text:p>305600</text:p>
          </table:table-cell>
          <table:table-cell office:value-type="float" office:value="0">
            <text:p>0</text:p>
          </table:table-cell>
          <table:table-cell table:number-columns-repeated="4"/>
          <table:table-cell/>
          <table:table-cell/>
          <table:table-cell/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1400">
            <text:p>261400</text:p>
          </table:table-cell>
          <table:table-cell office:value-type="float" office:value="2467">
            <text:p>2467</text:p>
          </table:table-cell>
          <table:table-cell table:formula="of:=SUM([.C15:.C18])/SUM([.B15:.B18])" office:value-type="float" office:value="0.00615110565110565">
            <text:p>0,006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0900">
            <text:p>22090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5">
          <table:table-cell office:value-type="float" office:value="50">
            <text:p>50</text:p>
          </table:table-cell>
          <table:table-cell office:value-type="float" office:value="183100">
            <text:p>183100</text:p>
          </table:table-cell>
          <table:table-cell office:value-type="float" office:value="2540">
            <text:p>2540</text:p>
          </table:table-cell>
          <table:table-cell table:formula="of:=SUM([.C17:.C20])/SUM([.B17:.B20])" office:value-type="float" office:value="0.0104891606448027">
            <text:p>0,010</text:p>
          </table:table-cell>
          <table:table-cell table:number-columns-repeated="6"/>
          <table:table-cell office:value-type="string">
            <text:p>tot birth rate:</text:p>
          </table:table-cell>
          <table:table-cell table:style-name="ce9" table:formula="of:=SUM([raw_pop_data.AG2:.AG3])/SUM([.B3:.B28])" office:value-type="float" office:value="0.0206024018296127">
            <text:p>0,021</text:p>
          </table:table-cell>
        </table:table-row>
        <table:table-row table:style-name="ro5">
          <table:table-cell office:value-type="float" office:value="55">
            <text:p>55</text:p>
          </table:table-cell>
          <table:table-cell office:value-type="float" office:value="148600">
            <text:p>1486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tot death rate:</text:p>
          </table:table-cell>
          <table:table-cell table:style-name="ce9" table:formula="of:=SUM([.C3:.C27])/SUM([.B3:.B27])" office:value-type="float" office:value="0.0107509189729725">
            <text:p>0,0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7800">
            <text:p>117800</text:p>
          </table:table-cell>
          <table:table-cell office:value-type="float" office:value="3121">
            <text:p>3121</text:p>
          </table:table-cell>
          <table:table-cell table:formula="of:=SUM([.C19:.C22])/SUM([.B19:.B22])" office:value-type="float" office:value="0.0218184786157362">
            <text:p>0,022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0200">
            <text:p>9020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8400">
            <text:p>58400</text:p>
          </table:table-cell>
          <table:table-cell office:value-type="float" office:value="3562">
            <text:p>3562</text:p>
          </table:table-cell>
          <table:table-cell table:formula="of:=SUM([.C21:.C24])/SUM([.B21:.B24])" office:value-type="float" office:value="0.0672343149807939">
            <text:p>0,067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9900">
            <text:p>3990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7900">
            <text:p>57900</text:p>
          </table:table-cell>
          <table:table-cell office:value-type="float" office:value="6940">
            <text:p>6940</text:p>
          </table:table-cell>
          <table:table-cell table:formula="of:=SUM([.C23:.C26])/SUM([.B23:.B26])" office:value-type="float" office:value="0.11986183074266">
            <text:p>0,120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string">
            <text:p>unspec (ignored)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table:number-columns-repeated="9"/>
        </table:table-row>
        <table:table-row table:style-name="ro2" table:number-rows-repeated="104854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raw_mortality_data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4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row table:style-name="ro1">
          <table:table-cell office:value-type="string">
            <text:p>Country</text:p>
          </table:table-cell>
          <table:table-cell office:value-type="string">
            <text:p>Admin1</text:p>
          </table:table-cell>
          <table:table-cell office:value-type="string">
            <text:p>SubDiv</text:p>
          </table:table-cell>
          <table:table-cell office:value-type="string">
            <text:p>Year</text:p>
          </table:table-cell>
          <table:table-cell office:value-type="string">
            <text:p>List</text:p>
          </table:table-cell>
          <table:table-cell office:value-type="string">
            <text:p>Cause</text:p>
          </table:table-cell>
          <table:table-cell office:value-type="string">
            <text:p>Sex</text:p>
          </table:table-cell>
          <table:table-cell office:value-type="string">
            <text:p>Frmat</text:p>
          </table:table-cell>
          <table:table-cell office:value-type="string">
            <text:p>IM_Frmat</text:p>
          </table:table-cell>
          <table:table-cell office:value-type="string">
            <text:p>Deaths1</text:p>
          </table:table-cell>
          <table:table-cell office:value-type="string">
            <text:p>Deaths2</text:p>
          </table:table-cell>
          <table:table-cell office:value-type="string">
            <text:p>Deaths3</text:p>
          </table:table-cell>
          <table:table-cell office:value-type="string">
            <text:p>Deaths4</text:p>
          </table:table-cell>
          <table:table-cell office:value-type="string">
            <text:p>Deaths5</text:p>
          </table:table-cell>
          <table:table-cell office:value-type="string">
            <text:p>Deaths6</text:p>
          </table:table-cell>
          <table:table-cell office:value-type="string">
            <text:p>Deaths7</text:p>
          </table:table-cell>
          <table:table-cell office:value-type="string">
            <text:p>Deaths8</text:p>
          </table:table-cell>
          <table:table-cell office:value-type="string">
            <text:p>Deaths9</text:p>
          </table:table-cell>
          <table:table-cell office:value-type="string">
            <text:p>Deaths10</text:p>
          </table:table-cell>
          <table:table-cell office:value-type="string">
            <text:p>Deaths11</text:p>
          </table:table-cell>
          <table:table-cell office:value-type="string">
            <text:p>Deaths12</text:p>
          </table:table-cell>
          <table:table-cell office:value-type="string">
            <text:p>Deaths13</text:p>
          </table:table-cell>
          <table:table-cell office:value-type="string">
            <text:p>Deaths14</text:p>
          </table:table-cell>
          <table:table-cell office:value-type="string">
            <text:p>Deaths15</text:p>
          </table:table-cell>
          <table:table-cell office:value-type="string">
            <text:p>Deaths16</text:p>
          </table:table-cell>
          <table:table-cell office:value-type="string">
            <text:p>Deaths17</text:p>
          </table:table-cell>
          <table:table-cell office:value-type="string">
            <text:p>Deaths18</text:p>
          </table:table-cell>
          <table:table-cell office:value-type="string">
            <text:p>Deaths19</text:p>
          </table:table-cell>
          <table:table-cell office:value-type="string">
            <text:p>Deaths20</text:p>
          </table:table-cell>
          <table:table-cell office:value-type="string">
            <text:p>Deaths21</text:p>
          </table:table-cell>
          <table:table-cell office:value-type="string">
            <text:p>Deaths22</text:p>
          </table:table-cell>
          <table:table-cell office:value-type="string">
            <text:p>Deaths23</text:p>
          </table:table-cell>
          <table:table-cell office:value-type="string">
            <text:p>Deaths24</text:p>
          </table:table-cell>
          <table:table-cell office:value-type="string">
            <text:p>Deaths25</text:p>
          </table:table-cell>
          <table:table-cell office:value-type="string">
            <text:p>Deaths26</text:p>
          </table:table-cell>
          <table:table-cell office:value-type="string">
            <text:p>IM_Deaths1</text:p>
          </table:table-cell>
          <table:table-cell office:value-type="string">
            <text:p>IM_Deaths2</text:p>
          </table:table-cell>
          <table:table-cell office:value-type="string">
            <text:p>IM_Deaths3</text:p>
          </table:table-cell>
          <table:table-cell office:value-type="string">
            <text:p>IM_Deaths4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table:number-columns-repeated="2"/>
          <table:table-cell office:value-type="float" office:value="1967">
            <text:p>1967</text:p>
          </table:table-cell>
          <table:table-cell office:value-type="string">
            <text:p>07A</text:p>
          </table:table-cell>
          <table:table-cell office:value-type="string">
            <text:p>A0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0124">
            <text:p>30124</text:p>
          </table:table-cell>
          <table:table-cell office:value-type="float" office:value="10443">
            <text:p>10443</text:p>
          </table:table-cell>
          <table:table-cell office:value-type="float" office:value="5934">
            <text:p>5934</text:p>
          </table:table-cell>
          <table:table-cell table:number-columns-repeated="3"/>
          <table:table-cell office:value-type="float" office:value="1638">
            <text:p>1638</text:p>
          </table:table-cell>
          <table:table-cell/>
          <table:table-cell office:value-type="float" office:value="1151">
            <text:p>1151</text:p>
          </table:table-cell>
          <table:table-cell/>
          <table:table-cell office:value-type="float" office:value="1188">
            <text:p>1188</text:p>
          </table:table-cell>
          <table:table-cell/>
          <table:table-cell office:value-type="float" office:value="1254">
            <text:p>1254</text:p>
          </table:table-cell>
          <table:table-cell/>
          <table:table-cell office:value-type="float" office:value="1437">
            <text:p>1437</text:p>
          </table:table-cell>
          <table:table-cell/>
          <table:table-cell office:value-type="float" office:value="1770">
            <text:p>1770</text:p>
          </table:table-cell>
          <table:table-cell/>
          <table:table-cell office:value-type="float" office:value="1951">
            <text:p>1951</text:p>
          </table:table-cell>
          <table:table-cell/>
          <table:table-cell office:value-type="float" office:value="3063">
            <text:p>3063</text:p>
          </table:table-cell>
          <table:table-cell table:number-columns-repeated="4"/>
          <table:table-cell office:value-type="float" office:value="295">
            <text:p>295</text:p>
          </table:table-cell>
          <table:table-cell office:value-type="float" office:value="10443">
            <text:p>10443</text:p>
          </table:table-cell>
          <table:table-cell table:number-columns-repeated="3"/>
        </table:table-row>
        <table:table-row table:style-name="ro1">
          <table:table-cell office:value-type="float" office:value="2180">
            <text:p>2180</text:p>
          </table:table-cell>
          <table:table-cell table:number-columns-repeated="2"/>
          <table:table-cell office:value-type="float" office:value="1967">
            <text:p>1967</text:p>
          </table:table-cell>
          <table:table-cell office:value-type="string">
            <text:p>07A</text:p>
          </table:table-cell>
          <table:table-cell office:value-type="string">
            <text:p>A0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8193">
            <text:p>28193</text:p>
          </table:table-cell>
          <table:table-cell office:value-type="float" office:value="8982">
            <text:p>8982</text:p>
          </table:table-cell>
          <table:table-cell office:value-type="float" office:value="6269">
            <text:p>6269</text:p>
          </table:table-cell>
          <table:table-cell table:number-columns-repeated="3"/>
          <table:table-cell office:value-type="float" office:value="1451">
            <text:p>1451</text:p>
          </table:table-cell>
          <table:table-cell/>
          <table:table-cell office:value-type="float" office:value="1007">
            <text:p>1007</text:p>
          </table:table-cell>
          <table:table-cell/>
          <table:table-cell office:value-type="float" office:value="1101">
            <text:p>1101</text:p>
          </table:table-cell>
          <table:table-cell/>
          <table:table-cell office:value-type="float" office:value="1213">
            <text:p>1213</text:p>
          </table:table-cell>
          <table:table-cell/>
          <table:table-cell office:value-type="float" office:value="1103">
            <text:p>1103</text:p>
          </table:table-cell>
          <table:table-cell/>
          <table:table-cell office:value-type="float" office:value="1351">
            <text:p>1351</text:p>
          </table:table-cell>
          <table:table-cell/>
          <table:table-cell office:value-type="float" office:value="1611">
            <text:p>1611</text:p>
          </table:table-cell>
          <table:table-cell/>
          <table:table-cell office:value-type="float" office:value="3877">
            <text:p>3877</text:p>
          </table:table-cell>
          <table:table-cell table:number-columns-repeated="4"/>
          <table:table-cell office:value-type="float" office:value="228">
            <text:p>228</text:p>
          </table:table-cell>
          <table:table-cell office:value-type="float" office:value="8982">
            <text:p>8982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SUM([.J2:.J3])" office:value-type="float" office:value="58317">
            <text:p>58317</text:p>
          </table:table-cell>
          <table:table-cell table:formula="of:=SUM([.K2:.K3])" office:value-type="float" office:value="19425">
            <text:p>19425</text:p>
          </table:table-cell>
          <table:table-cell table:formula="of:=SUM([.L2:.L3])" office:value-type="float" office:value="12203">
            <text:p>12203</text:p>
          </table:table-cell>
          <table:table-cell table:formula="of:=SUM([.M2:.M3])" office:value-type="float" office:value="0">
            <text:p>0</text:p>
          </table:table-cell>
          <table:table-cell table:formula="of:=SUM([.N2:.N3])" office:value-type="float" office:value="0">
            <text:p>0</text:p>
          </table:table-cell>
          <table:table-cell table:formula="of:=SUM([.O2:.O3])" office:value-type="float" office:value="0">
            <text:p>0</text:p>
          </table:table-cell>
          <table:table-cell table:formula="of:=SUM([.P2:.P3])" office:value-type="float" office:value="3089">
            <text:p>3089</text:p>
          </table:table-cell>
          <table:table-cell table:formula="of:=SUM([.Q2:.Q3])" office:value-type="float" office:value="0">
            <text:p>0</text:p>
          </table:table-cell>
          <table:table-cell table:formula="of:=SUM([.R2:.R3])" office:value-type="float" office:value="2158">
            <text:p>2158</text:p>
          </table:table-cell>
          <table:table-cell table:formula="of:=SUM([.S2:.S3])" office:value-type="float" office:value="0">
            <text:p>0</text:p>
          </table:table-cell>
          <table:table-cell table:formula="of:=SUM([.T2:.T3])" office:value-type="float" office:value="2289">
            <text:p>2289</text:p>
          </table:table-cell>
          <table:table-cell table:formula="of:=SUM([.U2:.U3])" office:value-type="float" office:value="0">
            <text:p>0</text:p>
          </table:table-cell>
          <table:table-cell table:formula="of:=SUM([.V2:.V3])" office:value-type="float" office:value="2467">
            <text:p>2467</text:p>
          </table:table-cell>
          <table:table-cell table:formula="of:=SUM([.W2:.W3])" office:value-type="float" office:value="0">
            <text:p>0</text:p>
          </table:table-cell>
          <table:table-cell table:formula="of:=SUM([.X2:.X3])" office:value-type="float" office:value="2540">
            <text:p>2540</text:p>
          </table:table-cell>
          <table:table-cell table:formula="of:=SUM([.Y2:.Y3])" office:value-type="float" office:value="0">
            <text:p>0</text:p>
          </table:table-cell>
          <table:table-cell table:formula="of:=SUM([.Z2:.Z3])" office:value-type="float" office:value="3121">
            <text:p>3121</text:p>
          </table:table-cell>
          <table:table-cell table:formula="of:=SUM([.AA2:.AA3])" office:value-type="float" office:value="0">
            <text:p>0</text:p>
          </table:table-cell>
          <table:table-cell table:formula="of:=SUM([.AB2:.AB3])" office:value-type="float" office:value="3562">
            <text:p>3562</text:p>
          </table:table-cell>
          <table:table-cell table:formula="of:=SUM([.AC2:.AC3])" office:value-type="float" office:value="0">
            <text:p>0</text:p>
          </table:table-cell>
          <table:table-cell table:formula="of:=SUM([.AD2:.AD3])" office:value-type="float" office:value="6940">
            <text:p>6940</text:p>
          </table:table-cell>
          <table:table-cell table:formula="of:=SUM([.AE2:.AE3])" office:value-type="float" office:value="0">
            <text:p>0</text:p>
          </table:table-cell>
          <table:table-cell table:formula="of:=SUM([.AF2:.AF3])" office:value-type="float" office:value="0">
            <text:p>0</text:p>
          </table:table-cell>
          <table:table-cell table:formula="of:=SUM([.AG2:.AG3])" office:value-type="float" office:value="0">
            <text:p>0</text:p>
          </table:table-cell>
          <table:table-cell table:formula="of:=SUM([.AH2:.AH3])" office:value-type="float" office:value="0">
            <text:p>0</text:p>
          </table:table-cell>
          <table:table-cell table:formula="of:=SUM([.AI2:.AI3])" office:value-type="float" office:value="523">
            <text:p>523</text:p>
          </table:table-cell>
          <table:table-cell table:number-columns-repeated="4"/>
        </table:table-row>
        <table:table-row table:style-name="ro1">
          <table:table-cell table:number-columns-repeated="39"/>
        </table:table-row>
        <table:table-row table:style-name="ro6">
          <table:table-cell table:number-columns-repeated="8"/>
          <table:table-cell office:value-type="string">
            <text:p>a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string">
            <text:p>unspecified</text:p>
          </table:table-cell>
          <table:table-cell table:number-columns-repeated="4"/>
        </table:table-row>
      </table:table>
      <table:table table:name="raw_pop_data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19" table:number-columns-repeated="8" table:default-cell-style-name="Default"/>
        <table:table-column table:style-name="co11" table:number-columns-repeated="12" table:default-cell-style-name="Default"/>
        <table:table-column table:style-name="co19" table:default-cell-style-name="Default"/>
        <table:table-row table:style-name="ro1">
          <table:table-cell office:value-type="string">
            <text:p>Country</text:p>
          </table:table-cell>
          <table:table-cell office:value-type="string">
            <text:p>Admin1</text:p>
          </table:table-cell>
          <table:table-cell office:value-type="string">
            <text:p>SubDiv</text:p>
          </table:table-cell>
          <table:table-cell office:value-type="string">
            <text:p>Year</text:p>
          </table:table-cell>
          <table:table-cell office:value-type="string">
            <text:p>Sex</text:p>
          </table:table-cell>
          <table:table-cell office:value-type="string">
            <text:p>Frmat</text:p>
          </table:table-cell>
          <table:table-cell office:value-type="string">
            <text:p>Pop1</text:p>
          </table:table-cell>
          <table:table-cell office:value-type="string">
            <text:p>Pop2</text:p>
          </table:table-cell>
          <table:table-cell office:value-type="string">
            <text:p>Pop3</text:p>
          </table:table-cell>
          <table:table-cell office:value-type="string">
            <text:p>Pop4</text:p>
          </table:table-cell>
          <table:table-cell office:value-type="string">
            <text:p>Pop5</text:p>
          </table:table-cell>
          <table:table-cell office:value-type="string">
            <text:p>Pop6</text:p>
          </table:table-cell>
          <table:table-cell office:value-type="string">
            <text:p>Pop7</text:p>
          </table:table-cell>
          <table:table-cell office:value-type="string">
            <text:p>Pop8</text:p>
          </table:table-cell>
          <table:table-cell office:value-type="string">
            <text:p>Pop9</text:p>
          </table:table-cell>
          <table:table-cell office:value-type="string">
            <text:p>Pop10</text:p>
          </table:table-cell>
          <table:table-cell office:value-type="string">
            <text:p>Pop11</text:p>
          </table:table-cell>
          <table:table-cell office:value-type="string">
            <text:p>Pop12</text:p>
          </table:table-cell>
          <table:table-cell office:value-type="string">
            <text:p>Pop13</text:p>
          </table:table-cell>
          <table:table-cell office:value-type="string">
            <text:p>Pop14</text:p>
          </table:table-cell>
          <table:table-cell office:value-type="string">
            <text:p>Pop15</text:p>
          </table:table-cell>
          <table:table-cell office:value-type="string">
            <text:p>Pop16</text:p>
          </table:table-cell>
          <table:table-cell office:value-type="string">
            <text:p>Pop17</text:p>
          </table:table-cell>
          <table:table-cell office:value-type="string">
            <text:p>Pop18</text:p>
          </table:table-cell>
          <table:table-cell office:value-type="string">
            <text:p>Pop19</text:p>
          </table:table-cell>
          <table:table-cell office:value-type="string">
            <text:p>Pop20</text:p>
          </table:table-cell>
          <table:table-cell office:value-type="string">
            <text:p>Pop21</text:p>
          </table:table-cell>
          <table:table-cell office:value-type="string">
            <text:p>Pop22</text:p>
          </table:table-cell>
          <table:table-cell office:value-type="string">
            <text:p>Pop23</text:p>
          </table:table-cell>
          <table:table-cell office:value-type="string">
            <text:p>Pop24</text:p>
          </table:table-cell>
          <table:table-cell office:value-type="string">
            <text:p>Pop25</text:p>
          </table:table-cell>
          <table:table-cell office:value-type="string">
            <text:p>Pop26</text:p>
          </table:table-cell>
          <table:table-cell office:value-type="string">
            <text:p>Lb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table:number-columns-repeated="2"/>
          <table:table-cell office:value-type="float" office:value="1967">
            <text:p>196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99900">
            <text:p>2699900</text:p>
          </table:table-cell>
          <table:table-cell office:value-type="float" office:value="113500">
            <text:p>113500</text:p>
          </table:table-cell>
          <table:table-cell office:value-type="float" office:value="404400">
            <text:p>404400</text:p>
          </table:table-cell>
          <table:table-cell table:number-columns-repeated="3"/>
          <table:table-cell office:value-type="float" office:value="428700">
            <text:p>428700</text:p>
          </table:table-cell>
          <table:table-cell office:value-type="float" office:value="352300">
            <text:p>352300</text:p>
          </table:table-cell>
          <table:table-cell office:value-type="float" office:value="279700">
            <text:p>279700</text:p>
          </table:table-cell>
          <table:table-cell office:value-type="float" office:value="218700">
            <text:p>218700</text:p>
          </table:table-cell>
          <table:table-cell office:value-type="float" office:value="175800">
            <text:p>175800</text:p>
          </table:table-cell>
          <table:table-cell office:value-type="float" office:value="148500">
            <text:p>148500</text:p>
          </table:table-cell>
          <table:table-cell office:value-type="float" office:value="128500">
            <text:p>128500</text:p>
          </table:table-cell>
          <table:table-cell office:value-type="float" office:value="109600">
            <text:p>109600</text:p>
          </table:table-cell>
          <table:table-cell office:value-type="float" office:value="91000">
            <text:p>91000</text:p>
          </table:table-cell>
          <table:table-cell office:value-type="float" office:value="73700">
            <text:p>73700</text:p>
          </table:table-cell>
          <table:table-cell office:value-type="float" office:value="58600">
            <text:p>58600</text:p>
          </table:table-cell>
          <table:table-cell office:value-type="float" office:value="44800">
            <text:p>44800</text:p>
          </table:table-cell>
          <table:table-cell office:value-type="float" office:value="30200">
            <text:p>30200</text:p>
          </table:table-cell>
          <table:table-cell office:value-type="float" office:value="18800">
            <text:p>18800</text:p>
          </table:table-cell>
          <table:table-cell office:value-type="float" office:value="23000">
            <text:p>2300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12790">
            <text:p>112790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table:number-columns-repeated="2"/>
          <table:table-cell office:value-type="float" office:value="1967">
            <text:p>196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700100">
            <text:p>2700100</text:p>
          </table:table-cell>
          <table:table-cell office:value-type="float" office:value="113500">
            <text:p>113500</text:p>
          </table:table-cell>
          <table:table-cell office:value-type="float" office:value="398400">
            <text:p>398400</text:p>
          </table:table-cell>
          <table:table-cell table:number-columns-repeated="3"/>
          <table:table-cell office:value-type="float" office:value="421100">
            <text:p>421100</text:p>
          </table:table-cell>
          <table:table-cell office:value-type="float" office:value="341500">
            <text:p>341500</text:p>
          </table:table-cell>
          <table:table-cell office:value-type="float" office:value="269400">
            <text:p>269400</text:p>
          </table:table-cell>
          <table:table-cell office:value-type="float" office:value="216500">
            <text:p>216500</text:p>
          </table:table-cell>
          <table:table-cell office:value-type="float" office:value="182800">
            <text:p>182800</text:p>
          </table:table-cell>
          <table:table-cell office:value-type="float" office:value="157100">
            <text:p>157100</text:p>
          </table:table-cell>
          <table:table-cell office:value-type="float" office:value="132900">
            <text:p>132900</text:p>
          </table:table-cell>
          <table:table-cell office:value-type="float" office:value="111300">
            <text:p>111300</text:p>
          </table:table-cell>
          <table:table-cell office:value-type="float" office:value="92100">
            <text:p>92100</text:p>
          </table:table-cell>
          <table:table-cell office:value-type="float" office:value="74900">
            <text:p>74900</text:p>
          </table:table-cell>
          <table:table-cell office:value-type="float" office:value="59200">
            <text:p>59200</text:p>
          </table:table-cell>
          <table:table-cell office:value-type="float" office:value="45400">
            <text:p>45400</text:p>
          </table:table-cell>
          <table:table-cell office:value-type="float" office:value="28200">
            <text:p>28200</text:p>
          </table:table-cell>
          <table:table-cell office:value-type="float" office:value="21100">
            <text:p>21100</text:p>
          </table:table-cell>
          <table:table-cell office:value-type="float" office:value="34900">
            <text:p>3490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09718">
            <text:p>109718</text:p>
          </table:table-cell>
        </table:table-row>
        <table:table-row table:style-name="ro6">
          <table:table-cell table:number-columns-repeated="4"/>
          <table:table-cell office:value-type="string">
            <text:p>both</text:p>
          </table:table-cell>
          <table:table-cell/>
          <table:table-cell table:formula="of:=SUM([.G2:.G3])" office:value-type="float" office:value="5400000">
            <text:p>5400000</text:p>
          </table:table-cell>
          <table:table-cell table:formula="of:=SUM([.H2:.H3])" office:value-type="float" office:value="227000">
            <text:p>227000</text:p>
          </table:table-cell>
          <table:table-cell table:formula="of:=SUM([.I2:.I3])" office:value-type="float" office:value="802800">
            <text:p>802800</text:p>
          </table:table-cell>
          <table:table-cell table:formula="of:=SUM([.J2:.J3])" office:value-type="float" office:value="0">
            <text:p>0</text:p>
          </table:table-cell>
          <table:table-cell table:formula="of:=SUM([.K2:.K3])" office:value-type="float" office:value="0">
            <text:p>0</text:p>
          </table:table-cell>
          <table:table-cell table:formula="of:=SUM([.L2:.L3])" office:value-type="float" office:value="0">
            <text:p>0</text:p>
          </table:table-cell>
          <table:table-cell table:formula="of:=SUM([.M2:.M3])" office:value-type="float" office:value="849800">
            <text:p>849800</text:p>
          </table:table-cell>
          <table:table-cell table:formula="of:=SUM([.N2:.N3])" office:value-type="float" office:value="693800">
            <text:p>693800</text:p>
          </table:table-cell>
          <table:table-cell table:formula="of:=SUM([.O2:.O3])" office:value-type="float" office:value="549100">
            <text:p>549100</text:p>
          </table:table-cell>
          <table:table-cell table:formula="of:=SUM([.P2:.P3])" office:value-type="float" office:value="435200">
            <text:p>435200</text:p>
          </table:table-cell>
          <table:table-cell table:formula="of:=SUM([.Q2:.Q3])" office:value-type="float" office:value="358600">
            <text:p>358600</text:p>
          </table:table-cell>
          <table:table-cell table:formula="of:=SUM([.R2:.R3])" office:value-type="float" office:value="305600">
            <text:p>305600</text:p>
          </table:table-cell>
          <table:table-cell table:formula="of:=SUM([.S2:.S3])" office:value-type="float" office:value="261400">
            <text:p>261400</text:p>
          </table:table-cell>
          <table:table-cell table:formula="of:=SUM([.T2:.T3])" office:value-type="float" office:value="220900">
            <text:p>220900</text:p>
          </table:table-cell>
          <table:table-cell table:formula="of:=SUM([.U2:.U3])" office:value-type="float" office:value="183100">
            <text:p>183100</text:p>
          </table:table-cell>
          <table:table-cell table:formula="of:=SUM([.V2:.V3])" office:value-type="float" office:value="148600">
            <text:p>148600</text:p>
          </table:table-cell>
          <table:table-cell table:formula="of:=SUM([.W2:.W3])" office:value-type="float" office:value="117800">
            <text:p>117800</text:p>
          </table:table-cell>
          <table:table-cell table:formula="of:=SUM([.X2:.X3])" office:value-type="float" office:value="90200">
            <text:p>90200</text:p>
          </table:table-cell>
          <table:table-cell table:formula="of:=SUM([.Y2:.Y3])" office:value-type="float" office:value="58400">
            <text:p>58400</text:p>
          </table:table-cell>
          <table:table-cell table:formula="of:=SUM([.Z2:.Z3])" office:value-type="float" office:value="39900">
            <text:p>39900</text:p>
          </table:table-cell>
          <table:table-cell table:formula="of:=SUM([.AA2:.AA3])" office:value-type="float" office:value="57900">
            <text:p>57900</text:p>
          </table:table-cell>
          <table:table-cell table:formula="of:=SUM([.AB2:.AB3])" office:value-type="float" office:value="0">
            <text:p>0</text:p>
          </table:table-cell>
          <table:table-cell table:formula="of:=SUM([.AC2:.AC3])" office:value-type="float" office:value="0">
            <text:p>0</text:p>
          </table:table-cell>
          <table:table-cell table:formula="of:=SUM([.AD2:.AD3])" office:value-type="float" office:value="0">
            <text:p>0</text:p>
          </table:table-cell>
          <table:table-cell table:formula="of:=SUM([.AE2:.AE3])" office:value-type="float" office:value="0">
            <text:p>0</text:p>
          </table:table-cell>
          <table:table-cell table:formula="of:=SUM([.AF2:.AF3])" office:value-type="float" office:value="0">
            <text:p>0</text:p>
          </table:table-cell>
          <table:table-cell/>
        </table:table-row>
        <table:table-row table:style-name="ro6">
          <table:table-cell table:number-columns-repeated="5"/>
          <table:table-cell office:value-type="string">
            <text:p>a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string">
            <text:p>unspecified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1" number:min-integer-digits="1"/>
    </number:number-style>
    <number:number-style style:name="N105">
      <number:number number:decimal-places="3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11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13" number:min-integer-digits="1"/>
    </number:number-style>
    <number:number-style style:name="N110">
      <number:number number:decimal-places="14" number:min-integer-digits="1"/>
    </number:number-style>
    <number:number-style style:name="N111">
      <number:number number:decimal-places="15" number:min-integer-digits="1"/>
    </number:number-style>
    <number:number-style style:name="N112">
      <number:number number:decimal-places="16" number:min-integer-digits="1"/>
    </number:number-style>
    <number:number-style style:name="N113">
      <number:number number:decimal-places="17" number:min-integer-digits="1"/>
    </number:number-style>
    <number:number-style style:name="N114">
      <number:number number:decimal-places="18" number:min-integer-digits="1"/>
    </number:number-style>
    <number:number-style style:name="N115">
      <number:number number:decimal-places="1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26/06/2015</text:date>, <text:time>23.09.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6-26T23:09:14</dc:date>
    <dc:creator>Andrea Giancola</dc:creator>
    <meta:generator>OpenOffice.org/3.3$Unix OpenOffice.org_project/330m20$Build-9567</meta:generator>
    <meta:editing-duration>PT40M36S</meta:editing-duration>
    <meta:editing-cycles>4</meta:editing-cycles>
    <meta:document-statistic meta:table-count="4" meta:cell-count="602" meta:object-count="0"/>
  </office:meta>
</office:document-meta>
</file>